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text-properties fo:color="#cccccc"/>
    </style:style>
    <style:style style:name="T1" style:family="text">
      <style:text-properties fo:color="#ccc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ybe later</text:h>
      <text:list xml:id="list1606066899151590903" text:style-name="L1">
        <text:list-item>
          <text:p text:style-name="P1">Fix scaling - full screen</text:p>
        </text:list-item>
        <text:list-item>
          <text:p text:style-name="P1">Better graphics</text:p>
        </text:list-item>
        <text:list-item>
          <text:p text:style-name="P1">Simplify states by introducing "skip-if"</text:p>
        </text:list-item>
        <text:list-item>
          <text:p text:style-name="P1">Can reserve a card when no yellow disks available</text:p>
          <text:list>
            <text:list-item>
              <text:p text:style-name="P1">Instead of yellow disk, show pretend yellow disk within button square</text:p>
            </text:list-item>
          </text:list>
        </text:list-item>
        <text:list-item>
          <text:p text:style-name="P1">Can select a face down card + a yellow chip</text:p>
          <text:list>
            <text:list-item>
              <text:p text:style-name="P1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1387034803890656551" text:style-name="L2">
        <text:list-item>
          <text:p text:style-name="P2">Get available actions</text:p>
        </text:list-item>
        <text:list-item>
          <text:p text:style-name="P2">Choose best action:</text:p>
          <text:list>
            <text:list-item>
              <text:p text:style-name="P2">If can buy any card (best_card)</text:p>
              <text:list>
                <text:list-item>
                  <text:p text:style-name="P2">If less than 3 of each card type, and can buy any which fill in a missing card type:</text:p>
                  <text:list>
                    <text:list-item>
                      <text:p text:style-name="P2">buy that one - using tie breakers as below</text:p>
                    </text:list-item>
                  </text:list>
                </text:list-item>
                <text:list-item>
                  <text:p text:style-name="P2">Buy one with highest points</text:p>
                </text:list-item>
                <text:list-item>
                  <text:p text:style-name="P2">Tie breaker: one which has chip_type for our lowest chip stack</text:p>
                </text:list-item>
                <text:list-item>
                  <text:p text:style-name="P2">Second tie breaker: select at random</text:p>
                </text:list-item>
              </text:list>
            </text:list-item>
            <text:list-item>
              <text:p text:style-name="P2">If 6 or less chips, not counting yellow chips:</text:p>
              <text:list>
                <text:list-item>
                  <text:p text:style-name="P2">Take any, where available, if less than 3 (card + chip) in hand</text:p>
                </text:list-item>
                <text:list-item>
                  <text:p text:style-name="P2">If taken less than 3, top up with one for which least are available</text:p>
                  <text:list>
                    <text:list-item>
                      <text:p text:style-name="P2">Tie breaker: random</text:p>
                    </text:list-item>
                  </text:list>
                </text:list-item>
              </text:list>
            </text:list-item>
            <text:list-item>
              <text:p text:style-name="P2">If over 6 chips:</text:p>
              <text:list>
                <text:list-item>
                  <text:p text:style-name="P2">Take yellow chip</text:p>
                </text:list-item>
                <text:list-item>
                  <text:p text:style-name="P2">Plus 'best' card:</text:p>
                  <text:list>
                    <text:list-item>
                      <text:p text:style-name="P2">From any which player can afford once added yellow chip to hand:</text:p>
                      <text:list>
                        <text:list-item>
                          <text:p text:style-name="P2">same as best_card, above</text:p>
                        </text:list-item>
                      </text:list>
                    </text:list-item>
                    <text:list-item>
                      <text:p text:style-name="P2">If none available, pretend player as one more yellow chip and repeat</text:p>
                      <text:list>
                        <text:list-item>
                          <text:p text:style-name="P2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oft-page-break/>If now has over 10 chips:</text:p>
              <text:list>
                <text:list-item>
                  <text:p text:style-name="P2">Discard one for which player has most chips + cards</text:p>
                  <text:list>
                    <text:list-item>
                      <text:p text:style-name="P2">Tie breaker: random</text:p>
                    </text:list-item>
                  </text:list>
                </text:list-item>
                <text:list-item>
                  <text:p text:style-name="P2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06T17:18:54.452876686</meta:creation-date>
    <dc:date>2017-03-20T16:27:11</dc:date>
    <meta:editing-duration>P1DT11H32M41S</meta:editing-duration>
    <meta:editing-cycles>138</meta:editing-cycles>
    <meta:generator>OpenOffice/4.1.1$Unix OpenOffice.org_project/411m6$Build-9775</meta:generator>
    <dc:creator>Coen de Groot</dc:creator>
    <meta:document-statistic meta:table-count="0" meta:image-count="0" meta:object-count="0" meta:page-count="2" meta:paragraph-count="32" meta:word-count="260" meta:character-count="1238"/>
  </office:meta>
</office:document-meta>
</file>